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33ff" fo:font-size="14pt" fo:font-weight="bold" officeooo:rsid="00180069" officeooo:paragraph-rsid="00180069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3333ff" fo:font-size="14pt" fo:font-weight="bold" officeooo:rsid="003672d7" officeooo:paragraph-rsid="00180069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80069"/>
    </style:style>
    <style:style style:name="P4" style:family="paragraph" style:parent-style-name="Standard">
      <style:text-properties officeooo:rsid="0018a8ca" officeooo:paragraph-rsid="0018a8ca"/>
    </style:style>
    <style:style style:name="P5" style:family="paragraph" style:parent-style-name="Standard">
      <style:text-properties officeooo:rsid="0018f3c9" officeooo:paragraph-rsid="0018f3c9"/>
    </style:style>
    <style:style style:name="P6" style:family="paragraph" style:parent-style-name="Standard">
      <style:text-properties officeooo:paragraph-rsid="0018f3c9"/>
    </style:style>
    <style:style style:name="P7" style:family="paragraph" style:parent-style-name="Standard">
      <style:text-properties officeooo:paragraph-rsid="001d99a9"/>
    </style:style>
    <style:style style:name="P8" style:family="paragraph" style:parent-style-name="Standard">
      <style:text-properties fo:font-weight="bold" officeooo:rsid="0018f3c9" officeooo:paragraph-rsid="0018f3c9" style:font-weight-asian="bold" style:font-weight-complex="bold"/>
    </style:style>
    <style:style style:name="P9" style:family="paragraph" style:parent-style-name="Standard">
      <style:text-properties fo:font-weight="bold" officeooo:rsid="003837b0" officeooo:paragraph-rsid="009d6cbe" style:font-weight-asian="bold" style:font-weight-complex="bold"/>
    </style:style>
    <style:style style:name="P10" style:family="paragraph" style:parent-style-name="Standard">
      <style:text-properties fo:font-weight="bold" officeooo:rsid="003d0f3b" officeooo:paragraph-rsid="009d6cbe" style:font-weight-asian="bold" style:font-weight-complex="bold"/>
    </style:style>
    <style:style style:name="P11" style:family="paragraph" style:parent-style-name="Standard">
      <style:text-properties officeooo:paragraph-rsid="001f6d82"/>
    </style:style>
    <style:style style:name="P12" style:family="paragraph" style:parent-style-name="Standard">
      <style:text-properties officeooo:paragraph-rsid="0020c101"/>
    </style:style>
    <style:style style:name="P13" style:family="paragraph" style:parent-style-name="Standard">
      <style:text-properties officeooo:paragraph-rsid="0025b33e"/>
    </style:style>
    <style:style style:name="P14" style:family="paragraph" style:parent-style-name="Standard">
      <style:text-properties officeooo:paragraph-rsid="002d185a"/>
    </style:style>
    <style:style style:name="P15" style:family="paragraph" style:parent-style-name="Standard">
      <style:text-properties officeooo:paragraph-rsid="0031a74d"/>
    </style:style>
    <style:style style:name="P16" style:family="paragraph" style:parent-style-name="Standard">
      <style:text-properties officeooo:paragraph-rsid="00381ce5"/>
    </style:style>
    <style:style style:name="P17" style:family="paragraph" style:parent-style-name="Standard">
      <style:text-properties officeooo:paragraph-rsid="0038fbc7"/>
    </style:style>
    <style:style style:name="P18" style:family="paragraph" style:parent-style-name="Standard">
      <style:text-properties officeooo:paragraph-rsid="00392a50"/>
    </style:style>
    <style:style style:name="P19" style:family="paragraph" style:parent-style-name="Standard">
      <style:text-properties officeooo:paragraph-rsid="003a90ae"/>
    </style:style>
    <style:style style:name="P20" style:family="paragraph" style:parent-style-name="Standard">
      <style:text-properties officeooo:paragraph-rsid="00539976"/>
    </style:style>
    <style:style style:name="P21" style:family="paragraph" style:parent-style-name="Standard">
      <style:text-properties officeooo:paragraph-rsid="00682751"/>
    </style:style>
    <style:style style:name="P22" style:family="paragraph" style:parent-style-name="Standard">
      <style:text-properties officeooo:paragraph-rsid="0069cb9e"/>
    </style:style>
    <style:style style:name="P23" style:family="paragraph" style:parent-style-name="Standard">
      <style:text-properties fo:color="#0000ff" fo:font-weight="bold" officeooo:rsid="001f3ef3" officeooo:paragraph-rsid="006ef49c" style:font-weight-asian="bold" style:font-weight-complex="bold"/>
    </style:style>
    <style:style style:name="P24" style:family="paragraph" style:parent-style-name="Standard">
      <style:text-properties fo:color="#0000ff" fo:font-weight="bold" officeooo:rsid="001f3ef3" officeooo:paragraph-rsid="007afe47" style:font-weight-asian="bold" style:font-weight-complex="bold"/>
    </style:style>
    <style:style style:name="P25" style:family="paragraph" style:parent-style-name="Standard">
      <style:text-properties fo:color="#000000" fo:font-weight="bold" officeooo:rsid="0019dacc" officeooo:paragraph-rsid="006ef49c" style:font-weight-asian="bold" style:font-weight-complex="bold"/>
    </style:style>
    <style:style style:name="P26" style:family="paragraph" style:parent-style-name="Standard">
      <style:text-properties fo:color="#000000" fo:font-weight="bold" officeooo:rsid="0019dacc" officeooo:paragraph-rsid="007afe47" style:font-weight-asian="bold" style:font-weight-complex="bold"/>
    </style:style>
    <style:style style:name="P27" style:family="paragraph" style:parent-style-name="Standard">
      <style:text-properties fo:color="#000000" fo:font-weight="bold" officeooo:rsid="001f3ef3" officeooo:paragraph-rsid="006ef49c" style:font-weight-asian="bold" style:font-weight-complex="bold"/>
    </style:style>
    <style:style style:name="P28" style:family="paragraph" style:parent-style-name="Standard">
      <style:text-properties fo:color="#000000" fo:font-weight="bold" officeooo:rsid="001f3ef3" officeooo:paragraph-rsid="007afe47" style:font-weight-asian="bold" style:font-weight-complex="bold"/>
    </style:style>
    <style:style style:name="P29" style:family="paragraph" style:parent-style-name="Standard">
      <style:text-properties fo:color="#000000" fo:font-weight="bold" officeooo:rsid="002270f2" officeooo:paragraph-rsid="006ef49c" style:font-weight-asian="bold" style:font-weight-complex="bold"/>
    </style:style>
    <style:style style:name="P30" style:family="paragraph" style:parent-style-name="Standard">
      <style:text-properties fo:color="#000000" fo:font-weight="bold" officeooo:rsid="002270f2" officeooo:paragraph-rsid="007afe47" style:font-weight-asian="bold" style:font-weight-complex="bold"/>
    </style:style>
    <style:style style:name="P31" style:family="paragraph" style:parent-style-name="Standard">
      <style:text-properties fo:color="#000000" fo:font-weight="bold" officeooo:rsid="00753a0e" officeooo:paragraph-rsid="007afe47" style:font-weight-asian="bold" style:font-weight-complex="bold"/>
    </style:style>
    <style:style style:name="P32" style:family="paragraph" style:parent-style-name="Standard">
      <style:text-properties fo:color="#000000" fo:font-weight="normal" officeooo:rsid="002270f2" officeooo:paragraph-rsid="006ef49c" style:font-weight-asian="normal" style:font-weight-complex="normal"/>
    </style:style>
    <style:style style:name="P33" style:family="paragraph" style:parent-style-name="Standard">
      <style:text-properties fo:color="#000000" fo:font-weight="normal" officeooo:rsid="002270f2" officeooo:paragraph-rsid="007afe47" style:font-weight-asian="normal" style:font-weight-complex="normal"/>
    </style:style>
    <style:style style:name="P34" style:family="paragraph" style:parent-style-name="Standard">
      <style:text-properties fo:color="#000000" fo:font-weight="normal" officeooo:rsid="002c6b9f" officeooo:paragraph-rsid="00737d99" style:font-weight-asian="normal" style:font-weight-complex="normal"/>
    </style:style>
    <style:style style:name="P35" style:family="paragraph" style:parent-style-name="Standard">
      <style:text-properties fo:color="#000000" fo:font-weight="normal" officeooo:rsid="002c6b9f" officeooo:paragraph-rsid="007afe47" style:font-weight-asian="normal" style:font-weight-complex="normal"/>
    </style:style>
    <style:style style:name="P36" style:family="paragraph" style:parent-style-name="Standard">
      <style:text-properties fo:color="#000000" fo:font-weight="normal" officeooo:rsid="0075a24f" officeooo:paragraph-rsid="0075a24f" style:font-weight-asian="normal" style:font-weight-complex="normal"/>
    </style:style>
    <style:style style:name="P37" style:family="paragraph" style:parent-style-name="Standard">
      <style:text-properties fo:color="#000000" fo:font-weight="normal" officeooo:rsid="0075a24f" officeooo:paragraph-rsid="007afe47" style:font-weight-asian="normal" style:font-weight-complex="normal"/>
    </style:style>
    <style:style style:name="P38" style:family="paragraph" style:parent-style-name="Standard">
      <style:text-properties fo:color="#000000" fo:font-weight="normal" officeooo:rsid="00753a0e" officeooo:paragraph-rsid="00753a0e" style:font-weight-asian="normal" style:font-weight-complex="normal"/>
    </style:style>
    <style:style style:name="P39" style:family="paragraph" style:parent-style-name="Standard">
      <style:text-properties fo:color="#000000" fo:font-weight="normal" officeooo:rsid="00753a0e" officeooo:paragraph-rsid="007afe47" style:font-weight-asian="normal" style:font-weight-complex="normal"/>
    </style:style>
    <style:style style:name="P40" style:family="paragraph" style:parent-style-name="Standard">
      <style:text-properties fo:color="#000000" fo:font-weight="normal" officeooo:rsid="0033e4c4" officeooo:paragraph-rsid="006ef49c" style:font-weight-asian="normal" style:font-weight-complex="normal"/>
    </style:style>
    <style:style style:name="P41" style:family="paragraph" style:parent-style-name="Standard">
      <style:text-properties fo:color="#000000" fo:font-weight="normal" officeooo:rsid="0033e4c4" officeooo:paragraph-rsid="007afe47" style:font-weight-asian="normal" style:font-weight-complex="normal"/>
    </style:style>
    <style:style style:name="P42" style:family="paragraph" style:parent-style-name="Standard">
      <style:text-properties fo:color="#000000" fo:font-weight="normal" officeooo:rsid="0079726a" officeooo:paragraph-rsid="0079726a" style:font-weight-asian="normal" style:font-weight-complex="normal"/>
    </style:style>
    <style:style style:name="P43" style:family="paragraph" style:parent-style-name="Standard">
      <style:text-properties fo:color="#000000" fo:font-weight="normal" officeooo:rsid="0079726a" officeooo:paragraph-rsid="007afe47" style:font-weight-asian="normal" style:font-weight-complex="normal"/>
    </style:style>
    <style:style style:name="P44" style:family="paragraph" style:parent-style-name="Standard">
      <style:text-properties fo:color="#800000" fo:font-weight="bold" officeooo:rsid="001e896e" officeooo:paragraph-rsid="006ef49c" style:font-weight-asian="bold" style:font-weight-complex="bold"/>
    </style:style>
    <style:style style:name="P45" style:family="paragraph" style:parent-style-name="Standard">
      <style:text-properties fo:color="#800000" fo:font-weight="bold" officeooo:rsid="002245b7" officeooo:paragraph-rsid="006ef49c" style:font-weight-asian="bold" style:font-weight-complex="bold"/>
    </style:style>
    <style:style style:name="P46" style:family="paragraph" style:parent-style-name="Standard">
      <style:text-properties fo:color="#800000" fo:font-weight="bold" officeooo:rsid="002245b7" officeooo:paragraph-rsid="007afe47" style:font-weight-asian="bold" style:font-weight-complex="bold"/>
    </style:style>
    <style:style style:name="P47" style:family="paragraph" style:parent-style-name="Standard">
      <style:text-properties fo:color="#800000" fo:font-weight="bold" officeooo:rsid="00753a0e" officeooo:paragraph-rsid="00753a0e" style:font-weight-asian="bold" style:font-weight-complex="bold"/>
    </style:style>
    <style:style style:name="P48" style:family="paragraph" style:parent-style-name="Standard">
      <style:text-properties fo:color="#800000" fo:font-weight="bold" officeooo:rsid="00753a0e" officeooo:paragraph-rsid="007afe47" style:font-weight-asian="bold" style:font-weight-complex="bold"/>
    </style:style>
    <style:style style:name="P49" style:family="paragraph" style:parent-style-name="Standard">
      <style:text-properties fo:color="#800000" fo:font-weight="bold" officeooo:rsid="007b42a9" officeooo:paragraph-rsid="007b42a9" style:font-weight-asian="bold" style:font-weight-complex="bold"/>
    </style:style>
    <style:style style:name="P50" style:family="paragraph" style:parent-style-name="Standard">
      <style:text-properties fo:color="#800000" fo:font-weight="normal" officeooo:rsid="0024c357" officeooo:paragraph-rsid="00737d99" style:font-weight-asian="normal" style:font-weight-complex="normal"/>
    </style:style>
    <style:style style:name="P51" style:family="paragraph" style:parent-style-name="Standard">
      <style:text-properties fo:color="#800000" fo:font-weight="normal" officeooo:rsid="002b4cd1" officeooo:paragraph-rsid="007afe47" style:font-weight-asian="normal" style:font-weight-complex="normal"/>
    </style:style>
    <style:style style:name="P52" style:family="paragraph" style:parent-style-name="Standard">
      <style:text-properties fo:color="#990000" fo:font-weight="bold" officeooo:rsid="0033e4c4" officeooo:paragraph-rsid="006ef49c" style:font-weight-asian="bold" style:font-weight-complex="bold"/>
    </style:style>
    <style:style style:name="P53" style:family="paragraph" style:parent-style-name="Standard">
      <style:text-properties fo:color="#990000" fo:font-weight="bold" officeooo:rsid="0033e4c4" officeooo:paragraph-rsid="007afe47" style:font-weight-asian="bold" style:font-weight-complex="bold"/>
    </style:style>
    <style:style style:name="P54" style:family="paragraph" style:parent-style-name="Standard">
      <style:text-properties officeooo:paragraph-rsid="006ef49c"/>
    </style:style>
    <style:style style:name="P55" style:family="paragraph" style:parent-style-name="Standard">
      <style:text-properties fo:font-weight="normal" officeooo:rsid="00406b8a" officeooo:paragraph-rsid="009d6cbe" style:font-weight-asian="normal" style:font-weight-complex="normal"/>
    </style:style>
    <style:style style:name="P56" style:family="paragraph" style:parent-style-name="Standard">
      <style:text-properties fo:font-weight="normal" officeooo:rsid="003ef9b7" officeooo:paragraph-rsid="009d6cbe" style:font-weight-asian="normal" style:font-weight-complex="normal"/>
    </style:style>
    <style:style style:name="P57" style:family="paragraph" style:parent-style-name="Standard">
      <style:text-properties fo:color="#801900" fo:font-weight="bold" officeooo:rsid="0019dacc" officeooo:paragraph-rsid="006ef49c" style:font-weight-asian="bold" style:font-weight-complex="bold"/>
    </style:style>
    <style:style style:name="P58" style:family="paragraph" style:parent-style-name="Standard">
      <style:text-properties fo:color="#801900" fo:font-weight="bold" officeooo:rsid="0019dacc" officeooo:paragraph-rsid="007afe47" style:font-weight-asian="bold" style:font-weight-complex="bold"/>
    </style:style>
    <style:style style:name="P59" style:family="paragraph" style:parent-style-name="Standard">
      <style:text-properties fo:color="#801900" fo:font-weight="bold" officeooo:rsid="00753a0e" officeooo:paragraph-rsid="00753a0e" style:font-weight-asian="bold" style:font-weight-complex="bold"/>
    </style:style>
    <style:style style:name="P60" style:family="paragraph" style:parent-style-name="Standard">
      <style:text-properties officeooo:paragraph-rsid="007afe47"/>
    </style:style>
    <style:style style:name="P61" style:family="paragraph" style:parent-style-name="Standard">
      <style:text-properties officeooo:paragraph-rsid="00831dcb"/>
    </style:style>
    <style:style style:name="P62" style:family="paragraph" style:parent-style-name="Standard">
      <style:text-properties officeooo:paragraph-rsid="008470ba"/>
    </style:style>
    <style:style style:name="P63" style:family="paragraph" style:parent-style-name="Standard">
      <style:text-properties officeooo:paragraph-rsid="0084b9ad"/>
    </style:style>
    <style:style style:name="P64" style:family="paragraph" style:parent-style-name="Standard">
      <style:text-properties officeooo:paragraph-rsid="00866c7d"/>
    </style:style>
    <style:style style:name="P65" style:family="paragraph" style:parent-style-name="Standard">
      <style:text-properties officeooo:paragraph-rsid="00880316"/>
    </style:style>
    <style:style style:name="P66" style:family="paragraph" style:parent-style-name="Standard">
      <style:text-properties officeooo:paragraph-rsid="0088eeef"/>
    </style:style>
    <style:style style:name="P67" style:family="paragraph" style:parent-style-name="Standard">
      <style:text-properties officeooo:paragraph-rsid="008aaf65"/>
    </style:style>
    <style:style style:name="P68" style:family="paragraph" style:parent-style-name="Standard">
      <style:text-properties officeooo:paragraph-rsid="008c63c9"/>
    </style:style>
    <style:style style:name="P69" style:family="paragraph" style:parent-style-name="Standard">
      <style:text-properties officeooo:paragraph-rsid="008c8b43"/>
    </style:style>
    <style:style style:name="P70" style:family="paragraph" style:parent-style-name="Standard">
      <style:text-properties officeooo:paragraph-rsid="0092a855"/>
    </style:style>
    <style:style style:name="P71" style:family="paragraph" style:parent-style-name="Standard">
      <style:text-properties officeooo:paragraph-rsid="009407c6"/>
    </style:style>
    <style:style style:name="P72" style:family="paragraph" style:parent-style-name="Standard">
      <style:text-properties officeooo:paragraph-rsid="00973ad7"/>
    </style:style>
    <style:style style:name="P73" style:family="paragraph" style:parent-style-name="Standard">
      <style:text-properties fo:color="#0000cc" fo:font-weight="bold" officeooo:rsid="0018a8ca" officeooo:paragraph-rsid="0018a8ca" style:font-weight-asian="bold" style:font-weight-complex="bold"/>
    </style:style>
    <style:style style:name="P74" style:family="paragraph" style:parent-style-name="Standard">
      <style:text-properties fo:color="#0000cc" fo:font-weight="bold" officeooo:rsid="003837b0" officeooo:paragraph-rsid="009d6cbe" style:font-weight-asian="bold" style:font-weight-complex="bold"/>
    </style:style>
    <style:style style:name="T1" style:family="text">
      <style:text-properties fo:color="#3333ff" fo:font-size="14pt" fo:font-weight="bold" officeooo:rsid="0014fa7d" style:font-size-asian="14pt" style:font-weight-asian="bold" style:font-size-complex="14pt" style:font-weight-complex="bold"/>
    </style:style>
    <style:style style:name="T2" style:family="text">
      <style:text-properties fo:color="#3333ff" fo:font-size="14pt" fo:font-weight="bold" officeooo:rsid="00180069" style:font-size-asian="14pt" style:font-weight-asian="bold" style:font-size-complex="14pt" style:font-weight-complex="bold"/>
    </style:style>
    <style:style style:name="T3" style:family="text">
      <style:text-properties fo:color="#3333ff" fo:font-size="14pt" fo:font-weight="bold" officeooo:rsid="00600886" style:font-size-asian="14pt" style:font-weight-asian="bold" style:font-size-complex="14pt" style:font-weight-complex="bold"/>
    </style:style>
    <style:style style:name="T4" style:family="text">
      <style:text-properties officeooo:rsid="0018f3c9"/>
    </style:style>
    <style:style style:name="T5" style:family="text">
      <style:text-properties officeooo:rsid="001d99a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99a9" style:font-weight-asian="bold" style:font-weight-complex="bold"/>
    </style:style>
    <style:style style:name="T8" style:family="text">
      <style:text-properties fo:font-weight="bold" officeooo:rsid="0018f3c9" style:font-weight-asian="bold" style:font-weight-complex="bold"/>
    </style:style>
    <style:style style:name="T9" style:family="text">
      <style:text-properties fo:font-weight="bold" officeooo:rsid="001aa459" style:font-weight-asian="bold" style:font-weight-complex="bold"/>
    </style:style>
    <style:style style:name="T10" style:family="text">
      <style:text-properties fo:font-weight="bold" officeooo:rsid="001f6d82" style:font-weight-asian="bold" style:font-weight-complex="bold"/>
    </style:style>
    <style:style style:name="T11" style:family="text">
      <style:text-properties fo:font-weight="bold" officeooo:rsid="0020c10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6d82" style:font-weight-asian="normal" style:font-weight-complex="normal"/>
    </style:style>
    <style:style style:name="T14" style:family="text">
      <style:text-properties fo:font-weight="normal" officeooo:rsid="00682751" style:font-weight-asian="normal" style:font-weight-complex="normal"/>
    </style:style>
    <style:style style:name="T15" style:family="text">
      <style:text-properties fo:color="#800000" fo:font-weight="bold" officeooo:rsid="0020c101" style:font-weight-asian="bold" style:font-weight-complex="bold"/>
    </style:style>
    <style:style style:name="T16" style:family="text">
      <style:text-properties fo:color="#000000" fo:font-weight="bold" officeooo:rsid="0020c101" style:font-weight-asian="bold" style:font-weight-complex="bold"/>
    </style:style>
    <style:style style:name="T17" style:family="text">
      <style:text-properties fo:color="#000000" fo:font-weight="bold" officeooo:rsid="0025b33e" style:font-weight-asian="bold" style:font-weight-complex="bold"/>
    </style:style>
    <style:style style:name="T18" style:family="text">
      <style:text-properties fo:color="#000000" fo:font-weight="bold" officeooo:rsid="002d185a" style:font-weight-asian="bold" style:font-weight-complex="bold"/>
    </style:style>
    <style:style style:name="T19" style:family="text">
      <style:text-properties fo:color="#000000" fo:font-weight="bold" officeooo:rsid="00392a50" style:font-weight-asian="bold" style:font-weight-complex="bold"/>
    </style:style>
    <style:style style:name="T20" style:family="text">
      <style:text-properties fo:color="#000000" fo:font-weight="bold" officeooo:rsid="0069cb9e" style:font-weight-asian="bold" style:font-weight-complex="bold"/>
    </style:style>
    <style:style style:name="T21" style:family="text">
      <style:text-properties fo:color="#000000" fo:font-weight="bold" officeooo:rsid="006bc94b" style:font-weight-asian="bold" style:font-weight-complex="bold"/>
    </style:style>
    <style:style style:name="T22" style:family="text">
      <style:text-properties fo:color="#000000" fo:font-weight="bold" officeooo:rsid="0019dacc" style:font-weight-asian="bold" style:font-weight-complex="bold"/>
    </style:style>
    <style:style style:name="T23" style:family="text">
      <style:text-properties fo:color="#000000" fo:font-weight="bold" officeooo:rsid="007afe47" style:font-weight-asian="bold" style:font-weight-complex="bold"/>
    </style:style>
    <style:style style:name="T24" style:family="text">
      <style:text-properties fo:color="#000000" fo:font-weight="bold" officeooo:rsid="00831dcb" style:font-weight-asian="bold" style:font-weight-complex="bold"/>
    </style:style>
    <style:style style:name="T25" style:family="text">
      <style:text-properties fo:color="#000000" fo:font-weight="normal" officeooo:rsid="0031a74d" style:font-weight-asian="normal" style:font-weight-complex="normal"/>
    </style:style>
    <style:style style:name="T26" style:family="text">
      <style:text-properties fo:color="#000000" fo:font-weight="normal" officeooo:rsid="00381ce5" style:font-weight-asian="normal" style:font-weight-complex="normal"/>
    </style:style>
    <style:style style:name="T27" style:family="text">
      <style:text-properties fo:color="#000000" fo:font-weight="normal" officeooo:rsid="0038fbc7" style:font-weight-asian="normal" style:font-weight-complex="normal"/>
    </style:style>
    <style:style style:name="T28" style:family="text">
      <style:text-properties fo:color="#000000" fo:font-weight="normal" officeooo:rsid="00392a50" style:font-weight-asian="normal" style:font-weight-complex="normal"/>
    </style:style>
    <style:style style:name="T29" style:family="text">
      <style:text-properties fo:color="#000000" fo:font-weight="normal" officeooo:rsid="003a90ae" style:font-weight-asian="normal" style:font-weight-complex="normal"/>
    </style:style>
    <style:style style:name="T30" style:family="text">
      <style:text-properties fo:color="#000000" fo:font-weight="normal" officeooo:rsid="003ac08e" style:font-weight-asian="normal" style:font-weight-complex="normal"/>
    </style:style>
    <style:style style:name="T31" style:family="text">
      <style:text-properties fo:color="#000000" fo:font-weight="normal" officeooo:rsid="004c8ae5" style:font-weight-asian="normal" style:font-weight-complex="normal"/>
    </style:style>
    <style:style style:name="T32" style:family="text">
      <style:text-properties fo:color="#000000" fo:font-weight="normal" officeooo:rsid="00831dcb" style:font-weight-asian="normal" style:font-weight-complex="normal"/>
    </style:style>
    <style:style style:name="T33" style:family="text">
      <style:text-properties fo:color="#000000" fo:font-weight="normal" officeooo:rsid="00841c63" style:font-weight-asian="normal" style:font-weight-complex="normal"/>
    </style:style>
    <style:style style:name="T34" style:family="text">
      <style:text-properties fo:color="#000000" fo:font-weight="normal" officeooo:rsid="00973ad7" style:font-weight-asian="normal" style:font-weight-complex="normal"/>
    </style:style>
    <style:style style:name="T35" style:family="text">
      <style:text-properties officeooo:rsid="0029af5b"/>
    </style:style>
    <style:style style:name="T36" style:family="text">
      <style:text-properties fo:color="#990000" fo:font-weight="normal" officeooo:rsid="002d185a" style:font-weight-asian="normal" style:font-weight-complex="normal"/>
    </style:style>
    <style:style style:name="T37" style:family="text">
      <style:text-properties fo:color="#990000" fo:font-weight="normal" officeooo:rsid="0035ba65" style:font-weight-asian="normal" style:font-weight-complex="normal"/>
    </style:style>
    <style:style style:name="T38" style:family="text">
      <style:text-properties fo:color="#990000" fo:font-weight="normal" officeooo:rsid="0038fbc7" style:font-weight-asian="normal" style:font-weight-complex="normal"/>
    </style:style>
    <style:style style:name="T39" style:family="text">
      <style:text-properties fo:color="#990000" fo:font-weight="normal" officeooo:rsid="003eb535" style:font-weight-asian="normal" style:font-weight-complex="normal"/>
    </style:style>
    <style:style style:name="T40" style:family="text">
      <style:text-properties fo:color="#990000" fo:font-weight="normal" officeooo:rsid="004d5f13" style:font-weight-asian="normal" style:font-weight-complex="normal"/>
    </style:style>
    <style:style style:name="T41" style:family="text">
      <style:text-properties fo:color="#990000" fo:font-weight="normal" officeooo:rsid="00831dcb" style:font-weight-asian="normal" style:font-weight-complex="normal"/>
    </style:style>
    <style:style style:name="T42" style:family="text">
      <style:text-properties fo:color="#990000" fo:font-weight="normal" officeooo:rsid="008470ba" style:font-weight-asian="normal" style:font-weight-complex="normal"/>
    </style:style>
    <style:style style:name="T43" style:family="text">
      <style:text-properties fo:color="#990000" fo:font-weight="normal" officeooo:rsid="0084b9ad" style:font-weight-asian="normal" style:font-weight-complex="normal"/>
    </style:style>
    <style:style style:name="T44" style:family="text">
      <style:text-properties fo:color="#990000" fo:font-weight="normal" officeooo:rsid="00866c7d" style:font-weight-asian="normal" style:font-weight-complex="normal"/>
    </style:style>
    <style:style style:name="T45" style:family="text">
      <style:text-properties fo:color="#990000" fo:font-weight="normal" officeooo:rsid="00880316" style:font-weight-asian="normal" style:font-weight-complex="normal"/>
    </style:style>
    <style:style style:name="T46" style:family="text">
      <style:text-properties fo:color="#990000" fo:font-weight="normal" officeooo:rsid="0088eeef" style:font-weight-asian="normal" style:font-weight-complex="normal"/>
    </style:style>
    <style:style style:name="T47" style:family="text">
      <style:text-properties fo:color="#990000" fo:font-weight="normal" officeooo:rsid="008aaf65" style:font-weight-asian="normal" style:font-weight-complex="normal"/>
    </style:style>
    <style:style style:name="T48" style:family="text">
      <style:text-properties fo:color="#990000" fo:font-weight="normal" officeooo:rsid="008c63c9" style:font-weight-asian="normal" style:font-weight-complex="normal"/>
    </style:style>
    <style:style style:name="T49" style:family="text">
      <style:text-properties fo:color="#990000" fo:font-weight="normal" officeooo:rsid="008c8b43" style:font-weight-asian="normal" style:font-weight-complex="normal"/>
    </style:style>
    <style:style style:name="T50" style:family="text">
      <style:text-properties fo:color="#990000" fo:font-weight="normal" officeooo:rsid="0092a855" style:font-weight-asian="normal" style:font-weight-complex="normal"/>
    </style:style>
    <style:style style:name="T51" style:family="text">
      <style:text-properties fo:color="#990000" fo:font-weight="normal" officeooo:rsid="00406b8a" style:font-weight-asian="normal" style:font-weight-complex="normal"/>
    </style:style>
    <style:style style:name="T52" style:family="text">
      <style:text-properties fo:color="#990000" fo:font-weight="bold" officeooo:rsid="00408e91" style:font-weight-asian="bold" style:font-weight-complex="bold"/>
    </style:style>
    <style:style style:name="T53" style:family="text">
      <style:text-properties fo:color="#990000" fo:font-weight="bold" officeooo:rsid="004d5f13" style:font-weight-asian="bold" style:font-weight-complex="bold"/>
    </style:style>
    <style:style style:name="T54" style:family="text">
      <style:text-properties fo:color="#990000" fo:font-weight="bold" officeooo:rsid="00539976" style:font-weight-asian="bold" style:font-weight-complex="bold"/>
    </style:style>
    <style:style style:name="T55" style:family="text">
      <style:text-properties fo:color="#990000" fo:font-weight="bold" officeooo:rsid="0033e4c4" style:font-weight-asian="bold" style:font-weight-complex="bold"/>
    </style:style>
    <style:style style:name="T56" style:family="text">
      <style:text-properties fo:color="#990000" fo:font-weight="bold" officeooo:rsid="00831dcb" style:font-weight-asian="bold" style:font-weight-complex="bold"/>
    </style:style>
    <style:style style:name="T57" style:family="text">
      <style:text-properties fo:color="#990000" fo:font-weight="bold" officeooo:rsid="008470ba" style:font-weight-asian="bold" style:font-weight-complex="bold"/>
    </style:style>
    <style:style style:name="T58" style:family="text">
      <style:text-properties fo:color="#990000" fo:font-weight="bold" officeooo:rsid="00955809" style:font-weight-asian="bold" style:font-weight-complex="bold"/>
    </style:style>
    <style:style style:name="T59" style:family="text">
      <style:text-properties fo:color="#990000" fo:font-weight="bold" officeooo:rsid="00406b8a" style:font-weight-asian="bold" style:font-weight-complex="bold"/>
    </style:style>
    <style:style style:name="T60" style:family="text">
      <style:text-properties officeooo:rsid="0066ed85"/>
    </style:style>
    <style:style style:name="T61" style:family="text">
      <style:text-properties fo:color="#0000ff"/>
    </style:style>
    <style:style style:name="T62" style:family="text">
      <style:text-properties officeooo:rsid="0021c4f2"/>
    </style:style>
    <style:style style:name="T63" style:family="text">
      <style:text-properties officeooo:rsid="002ec0e0"/>
    </style:style>
    <style:style style:name="T64" style:family="text">
      <style:text-properties officeooo:rsid="007247e3"/>
    </style:style>
    <style:style style:name="T65" style:family="text">
      <style:text-properties officeooo:rsid="00737d99"/>
    </style:style>
    <style:style style:name="T66" style:family="text">
      <style:text-properties officeooo:rsid="00753a0e"/>
    </style:style>
    <style:style style:name="T67" style:family="text">
      <style:text-properties officeooo:rsid="0075a24f"/>
    </style:style>
    <style:style style:name="T68" style:family="text">
      <style:text-properties officeooo:rsid="007873b4"/>
    </style:style>
    <style:style style:name="T69" style:family="text">
      <style:text-properties fo:color="#0000cc" fo:font-weight="bold" officeooo:rsid="006ef49c" style:font-weight-asian="bold" style:font-weight-complex="bold"/>
    </style:style>
    <style:style style:name="T70" style:family="text">
      <style:text-properties fo:color="#0000cc" fo:font-weight="bold" officeooo:rsid="006bc94b" style:font-weight-asian="bold" style:font-weight-complex="bold"/>
    </style:style>
    <style:style style:name="T71" style:family="text">
      <style:text-properties fo:color="#0000cc" fo:font-weight="bold" officeooo:rsid="007afe47" style:font-weight-asian="bold" style:font-weight-complex="bold"/>
    </style:style>
    <style:style style:name="T72" style:family="text">
      <style:text-properties fo:color="#0000cc" fo:font-weight="bold" officeooo:rsid="00955809" style:font-weight-asian="bold" style:font-weight-complex="bold"/>
    </style:style>
    <style:style style:name="T73" style:family="text">
      <style:text-properties fo:color="#801900"/>
    </style:style>
    <style:style style:name="T74" style:family="text">
      <style:text-properties fo:color="#801900" officeooo:rsid="007247e3"/>
    </style:style>
    <style:style style:name="T75" style:family="text">
      <style:text-properties fo:color="#801900" officeooo:rsid="006ef49c"/>
    </style:style>
    <style:style style:name="T76" style:family="text">
      <style:text-properties fo:color="#801900" officeooo:rsid="007afe47"/>
    </style:style>
    <style:style style:name="T77" style:family="text">
      <style:text-properties officeooo:rsid="007b42a9"/>
    </style:style>
    <style:style style:name="T78" style:family="text">
      <style:text-properties officeooo:rsid="00806a52"/>
    </style:style>
    <style:style style:name="T79" style:family="text">
      <style:text-properties officeooo:rsid="009f6ab8"/>
    </style:style>
    <style:style style:name="T80" style:family="text">
      <style:text-properties officeooo:rsid="00a287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12"/><text:span text:style-name="T1"><text:s text:c="2"/></text:span><text:span text:style-name="T2">DOCKER-</text:span><text:span text:style-name="T3">APACHE</text:span><text:span text:style-name="T2">-SSL-CONFIGURATION</text:span><text:span text:style-name="T1">-</text:span><text:span text:style-name="T2">TEEKAY-</text:span><text:span text:style-name="T1">PROJECT<text:tab/><text:tab/> <text:s/>================================</text:span><text:span text:style-name="T2">==================</text:span><text:span text:style-name="T3">============</text:span></text:p>
      <text:p text:style-name="P1"/>
      <text:p text:style-name="P2">Pre-Requist :</text:p>
      <text:p text:style-name="P2">==========</text:p>
      <text:p text:style-name="P2"/>
      <text:p text:style-name="P2"/>
      <text:p text:style-name="Standard"/>
      <text:p text:style-name="P5">In AWS Server:</text:p>
      <text:p text:style-name="P5"><text:s/><text:tab/>$ cd /home/ubuntu</text:p>
      <text:p text:style-name="P5"><text:s text:c="7"/>Create the following directory to store the ssl certs </text:p>
      <text:p text:style-name="P5"><text:s text:c="12"/>$ mkdir -p ssl/certs</text:p>
      <text:p text:style-name="P5"><text:s text:c="12"/>$ mkdir -p ssl/private</text:p>
      <text:p text:style-name="P5"/>
      <text:p text:style-name="Standard"/>
      <text:p text:style-name="P73"><text:span text:style-name="T35">1. </text:span>SSL-CERTIFICATE-INSTALLATION:</text:p>
      <text:p text:style-name="P73">=============================<text:span text:style-name="T35">===</text:span></text:p>
      <text:p text:style-name="P73"/>
      <text:p text:style-name="P4">First we have to set ssl configuration in aws server .. </text:p>
      <text:p text:style-name="P4"/>
      <text:p text:style-name="P4">Before that, we have to purchase the ssl certificate for particular domain ... here we already have the <text:s/>pfx and intermediate certificate file <text:span text:style-name="T60">as follows..</text:span></text:p>
      <text:p text:style-name="P5"><text:s/></text:p>
      <text:p text:style-name="P5"/>
      <text:p text:style-name="P5"><text:bookmark text:name="SR-Mail-1_MSGC743_2_main"/><text:a xlink:type="simple" xlink:href="https://mail.solverminds.com/service/home/%7E/?auth=co&amp;loc=en_ZA&amp;id=743&amp;part=2" office:target-frame-name="_blank" xlink:show="new" text:style-name="Internet_20_link" text:visited-style-name="Visited_20_Internet_20_Link">RapidSSLSHA256-intermediaCA.cer</text:a></text:p>
      <text:p text:style-name="P5"/>
      <text:p text:style-name="P5"><text:bookmark text:name="SR-Mail-1_MSGC743_3_main"/><text:a xlink:type="simple" xlink:href="https://mail.solverminds.com/service/home/%7E/?auth=co&amp;loc=en_ZA&amp;id=743&amp;part=3" office:target-frame-name="_blank" xlink:show="new" text:style-name="Internet_20_link" text:visited-style-name="Visited_20_Internet_20_Link">RapidSSLexport.pfx</text:a></text:p>
      <text:p text:style-name="P5"/>
      <text:p text:style-name="P5"/>
      <text:p text:style-name="P6"><text:span text:style-name="T4">After that we need to convert the pfx into apache or nginx </text:span>compatible format<text:span text:style-name="T4">.. </text:span>Execute the following command </text:p>
      <text:p text:style-name="P6"/>
      <text:p text:style-name="P6"><text:span text:style-name="T8"># </text:span><text:span text:style-name="Source_20_Text"><text:span text:style-name="T9">openssl p</text:span></text:span><text:span text:style-name="Source_20_Text"><text:span text:style-name="T6">kcs12 -in </text:span></text:span><text:span text:style-name="Source_20_Text"><text:span text:style-name="T8">RapidSSLexport</text:span></text:span><text:span text:style-name="Source_20_Text"><text:span text:style-name="T6">.pfx -clcerts -nokeys -out /</text:span></text:span><text:span text:style-name="Source_20_Text"><text:span text:style-name="T7">home/ubuntu/ssl/certs/vbs.teekay.com</text:span></text:span><text:span text:style-name="Source_20_Text"><text:span text:style-name="T6">.cer</text:span></text:span></text:p>
      <text:p text:style-name="P8"/>
      <text:p text:style-name="P6"><text:span text:style-name="T8"># </text:span><text:span text:style-name="Source_20_Text"><text:span text:style-name="T6">openssl pkcs12 -in </text:span></text:span><text:span text:style-name="Source_20_Text"><text:span text:style-name="T8">RapidSSLexport</text:span></text:span><text:span text:style-name="Source_20_Text"><text:span text:style-name="T6">.pfx -nocerts -nodes <text:s/>-out /</text:span></text:span><text:span text:style-name="Source_20_Text"><text:span text:style-name="T7">home/ubuntu/ssl/private/vbs.teekay.com</text:span></text:span><text:span text:style-name="Source_20_Text"><text:span text:style-name="T6">.key</text:span></text:span></text:p>
      <text:p text:style-name="P6"><text:span text:style-name="Source_20_Text"/></text:p>
      <text:p text:style-name="P6"><text:span text:style-name="Source_20_Text"/></text:p>
      <text:p text:style-name="P7"><text:span text:style-name="Source_20_Text"><text:span text:style-name="T5">And then place the </text:span></text:span><text:span text:style-name="Source_20_Text"><text:span text:style-name="T7">RapidSSLSHA256-intermediaCA.cer</text:span></text:span><text:span text:style-name="Source_20_Text"><text:span text:style-name="T5"> in certs location ..</text:span></text:span></text:p>
      <text:p text:style-name="P7"><text:span text:style-name="Source_20_Text"><text:s/></text:span></text:p>
      <text:p text:style-name="P7"><text:span text:style-name="Source_20_Text"><text:span text:style-name="T5"><text:s text:c="2"/></text:span></text:span><text:span text:style-name="Source_20_Text"><text:span text:style-name="T7">$ cp -rf </text:span></text:span><text:a xlink:type="simple" xlink:href="https://mail.solverminds.com/service/home/%7E/?auth=co&amp;loc=en_ZA&amp;id=743&amp;part=2" office:target-frame-name="_blank" xlink:show="new" text:style-name="Internet_20_link" text:visited-style-name="Visited_20_Internet_20_Link"><text:span text:style-name="Source_20_Text"><text:span text:style-name="T7">RapidSSLSHA256-intermediaCA.cer</text:span></text:span></text:a><text:span text:style-name="Source_20_Text"><text:span text:style-name="T7"> /home/ubuntu/ssl/certs/</text:span></text:span></text:p>
      <text:p text:style-name="P7"/>
      <text:p text:style-name="P21"><text:span text:style-name="Source_20_Text"><text:span text:style-name="T13">Now lets we check </text:span></text:span><text:span text:style-name="Source_20_Text"><text:span text:style-name="T14">it on.. </text:span></text:span></text:p>
      <text:p text:style-name="P21"><text:span text:style-name="Source_20_Text"><text:span text:style-name="T14">lists</text:span></text:span><text:span text:style-name="Source_20_Text"><text:span text:style-name="T13"> files inside the certs and private directory.</text:span></text:span></text:p>
      <text:p text:style-name="P11"><text:span text:style-name="Source_20_Text"><text:span text:style-name="T13"/></text:span></text:p>
      <text:p text:style-name="P12"><text:span text:style-name="Source_20_Text"><text:span text:style-name="T10"><text:s text:c="4"/></text:span></text:span><text:span text:style-name="Source_20_Text"><text:span text:style-name="T11">$ ls -l /home/ubuntu/ssl/certs/</text:span></text:span></text:p>
      <text:p text:style-name="P12"><text:span text:style-name="Source_20_Text"><text:span text:style-name="T11"/></text:span></text:p>
      <text:p text:style-name="P12"><text:span text:style-name="Source_20_Text"><text:span text:style-name="T11"><text:s/></text:span></text:span><text:span text:style-name="Source_20_Text"><text:span text:style-name="T15">RapidSSLSHA256-intermediaCA.cer</text:span></text:span></text:p>
      <text:p text:style-name="P12"><text:span text:style-name="Source_20_Text"><text:span text:style-name="T15"><text:s/>vbs.teekay.com.cer </text:span></text:span></text:p>
      <text:p text:style-name="P12"><text:span text:style-name="Source_20_Text"><text:span text:style-name="T15"><text:s text:c="2"/></text:span></text:span></text:p>
      <text:p text:style-name="P12"><text:span text:style-name="Source_20_Text"><text:span text:style-name="T15"><text:s text:c="4"/></text:span></text:span><text:span text:style-name="Source_20_Text"><text:span text:style-name="T16">$ ls -l /home/ubuntu/ssl/private/</text:span></text:span></text:p>
      <text:p text:style-name="P12"><text:span text:style-name="Source_20_Text"><text:span text:style-name="T15"><text:s/></text:span></text:span></text:p>
      <text:p text:style-name="P12"><text:span text:style-name="Source_20_Text"><text:span text:style-name="T15"><text:s/>vbs.teekay.com.key</text:span></text:span></text:p>
      <text:p text:style-name="P12"><text:span text:style-name="Source_20_Text"><text:span text:style-name="T15"/></text:span></text:p>
      <text:p text:style-name="P22"><text:span text:style-name="Source_20_Text"><text:span text:style-name="T17"><text:s text:c="3"/></text:span></text:span><text:span text:style-name="Source_20_Text"><text:span text:style-name="T20">Done..listed the certificate files and key files. Now the ssl certificate process completed. </text:span></text:span></text:p>
      <text:p text:style-name="P13"><text:span text:style-name="Source_20_Text"><text:span text:style-name="T17"/></text:span></text:p>
      <text:p text:style-name="P13"><text:span text:style-name="Source_20_Text"><text:span text:style-name="T17"/></text:span></text:p>
      <text:p text:style-name="P14"><text:soft-page-break/><text:span text:style-name="Source_20_Text"><text:span text:style-name="T18">2. </text:span></text:span><text:span text:style-name="Source_20_Text"><text:span text:style-name="T69">C</text:span></text:span><text:span text:style-name="Source_20_Text"><text:span text:style-name="T70">reate TeekayDataJob docker image :</text:span></text:span></text:p>
      <text:p text:style-name="P54"><text:span text:style-name="Source_20_Text"><text:span text:style-name="T21"><text:s text:c="5"/></text:span></text:span><text:span text:style-name="T22">Create one direcctory and put all the project files into that directory .</text:span></text:p>
      <text:p text:style-name="P25"><text:s text:c="13"/><text:span text:style-name="T61"><text:s text:c="3"/></text:span><text:span text:style-name="T73"># mkdir </text:span><text:span text:style-name="T74">T</text:span><text:span text:style-name="T75">eekaydatajob</text:span></text:p>
      <text:p text:style-name="P57"><text:s text:c="16"/># cd <text:span text:style-name="T64">Teekaydatajob</text:span></text:p>
      <text:p text:style-name="P25"><text:s text:c="5"/>Put all the project files inside that directory ... </text:p>
      <text:p text:style-name="P25"/>
      <text:p text:style-name="P25"><text:s text:c="12"/><text:span text:style-name="T61"><text:s text:c="3"/># ls -l</text:span></text:p>
      <text:p text:style-name="P50">.classpath</text:p>
      <text:p text:style-name="P50">.DS_Store</text:p>
      <text:p text:style-name="P50">.idea/</text:p>
      <text:p text:style-name="P50">pom.xml</text:p>
      <text:p text:style-name="P50">.project</text:p>
      <text:p text:style-name="P50">.settings/</text:p>
      <text:p text:style-name="P50">.springBeans</text:p>
      <text:p text:style-name="P50">src/</text:p>
      <text:p text:style-name="P50">target/</text:p>
      <text:p text:style-name="P50">Teekaydatajob.iml</text:p>
      <text:p text:style-name="P44"/>
      <text:p text:style-name="P44"/>
      <text:p text:style-name="P36">First we have to build the jar file</text:p>
      <text:p text:style-name="P36"/>
      <text:p text:style-name="P59"><text:span text:style-name="T67">$ </text:span>mvn clean</text:p>
      <text:p text:style-name="P59"><text:span text:style-name="T67">$ </text:span>mvn install </text:p>
      <text:p text:style-name="P38"/>
      <text:p text:style-name="P47">The above two commands is used to create the jar file with the help of pom.xml file, <text:span text:style-name="T67">after that jar file will be stored in the target directory.</text:span></text:p>
      <text:p text:style-name="P23"/>
      <text:p text:style-name="P23">Create Dockerfile <text:span text:style-name="T66">for docker image build </text:span></text:p>
      <text:p text:style-name="P23"/>
      <text:p text:style-name="P32">Create the Dockerfile and enter the following </text:p>
      <text:p text:style-name="P27"><text:s text:c="13"/></text:p>
      <text:p text:style-name="P29"># vim Dockerfile</text:p>
      <text:p text:style-name="P27"/>
      <text:p text:style-name="P45">FROM java:8</text:p>
      <text:p text:style-name="P45">EXPOSE 8099</text:p>
      <text:p text:style-name="P45"/>
      <text:p text:style-name="P47">ADD /target/Teekay-datajob-1.0-SNAPSHOT.jar Teekay-datajob-1.0-SNAPSHOT.jar</text:p>
      <text:p text:style-name="P45"/>
      <text:p text:style-name="P47">ENTRYPOINT [ "java","-jar","Teekay-datajob-1.0-SNAPSHOT.jar" ]</text:p>
      <text:p text:style-name="P45"/>
      <text:p text:style-name="P34"><text:span text:style-name="T6">NOTE :</text:span> <text:span text:style-name="T65">In this </text:span>Dockerfile creates the docker image (<text:span text:style-name="T62">java </text:span>as a base image) </text:p>
      <text:p text:style-name="P34"/>
      <text:p text:style-name="P52"># <text:span text:style-name="T68">sudo </text:span>docker build -f Dockerfile -t <text:span text:style-name="T68">teekaydatajob</text:span> .</text:p>
      <text:p text:style-name="P52"># <text:span text:style-name="T68">sudo </text:span>docker run -p 80<text:span text:style-name="T63">70</text:span>:80<text:span text:style-name="T63">70</text:span> <text:span text:style-name="T68">teekaydatajob</text:span></text:p>
      <text:p text:style-name="P40"/>
      <text:p text:style-name="P42">Now the docker image for teekaydatajob is created sucessfully.</text:p>
      <text:p text:style-name="P54"><text:span text:style-name="Source_20_Text"><text:span text:style-name="T55"/></text:span></text:p>
      <text:p text:style-name="P60"><text:span text:style-name="Source_20_Text"><text:span text:style-name="T23">3</text:span></text:span><text:span text:style-name="Source_20_Text"><text:span text:style-name="T18">. </text:span></text:span><text:span text:style-name="Source_20_Text"><text:span text:style-name="T69">C</text:span></text:span><text:span text:style-name="Source_20_Text"><text:span text:style-name="T70">reate Teekay</text:span></text:span><text:span text:style-name="Source_20_Text"><text:span text:style-name="T71">Service</text:span></text:span><text:span text:style-name="Source_20_Text"><text:span text:style-name="T70"> docker image :</text:span></text:span></text:p>
      <text:p text:style-name="P60"><text:span text:style-name="Source_20_Text"><text:span text:style-name="T21"><text:s text:c="5"/></text:span></text:span><text:span text:style-name="T22">Create one direcctory and put all the project files into that directory .</text:span></text:p>
      <text:p text:style-name="P26"><text:s text:c="13"/><text:span text:style-name="T61"><text:s text:c="3"/></text:span><text:span text:style-name="T73"># mkdir </text:span><text:span text:style-name="T74">T</text:span><text:span text:style-name="T75">eekay</text:span><text:span text:style-name="T76">service</text:span></text:p>
      <text:p text:style-name="P58"><text:s text:c="16"/># cd <text:span text:style-name="T64">Teekayservice</text:span></text:p>
      <text:p text:style-name="P26"><text:s text:c="5"/>Put all the project files inside that directory ... </text:p>
      <text:p text:style-name="P26"/>
      <text:p text:style-name="P26"><text:s text:c="12"/><text:span text:style-name="T61"><text:s text:c="3"/># ls -l</text:span></text:p>
      <text:p text:style-name="P51"/>
      <text:p text:style-name="P51">.classpath</text:p>
      <text:p text:style-name="P51">Dockerfile</text:p>
      <text:p text:style-name="P51">.DS_Store</text:p>
      <text:p text:style-name="P51"><text:soft-page-break/>.mvn/</text:p>
      <text:p text:style-name="P51">mvnw</text:p>
      <text:p text:style-name="P51">mvnw.cmd</text:p>
      <text:p text:style-name="P51">pom.xml</text:p>
      <text:p text:style-name="P51">.project</text:p>
      <text:p text:style-name="P51">.settings/</text:p>
      <text:p text:style-name="P51">.springBeans</text:p>
      <text:p text:style-name="P51">src/</text:p>
      <text:p text:style-name="P51">target/</text:p>
      <text:p text:style-name="P51"/>
      <text:p text:style-name="P37">First we have to build the jar file</text:p>
      <text:p text:style-name="P37"/>
      <text:p text:style-name="P31"><text:span text:style-name="T67">$ </text:span>mvn clean</text:p>
      <text:p text:style-name="P31"><text:span text:style-name="T67">$ </text:span>mvn install </text:p>
      <text:p text:style-name="P39"/>
      <text:p text:style-name="P48">The above two commands is used to create the jar file with the help of pom.xml file, <text:span text:style-name="T67">after that jar file will be stored in the target directory.</text:span></text:p>
      <text:p text:style-name="P24"/>
      <text:p text:style-name="P24">Create Dockerfile <text:span text:style-name="T66">for TeekayService docker image build </text:span></text:p>
      <text:p text:style-name="P24"/>
      <text:p text:style-name="P33">Create the Dockerfile and enter the following </text:p>
      <text:p text:style-name="P28"><text:s text:c="13"/></text:p>
      <text:p text:style-name="P30"># vim Dockerfile</text:p>
      <text:p text:style-name="P28"/>
      <text:p text:style-name="P49">FROM java:8</text:p>
      <text:p text:style-name="P49">EXPOSE 8099</text:p>
      <text:p text:style-name="P49"/>
      <text:p text:style-name="P49">ADD /target/Teekay_Service-0.0.1-SNAPSHOT.jar Teekay_Service-0.0.1-SNAPSHOT.jar</text:p>
      <text:p text:style-name="P49"/>
      <text:p text:style-name="P49">ENTRYPOINT [ "java","-jar","Teekay_Service-0.0.1-SNAPSHOT.jar" ]</text:p>
      <text:p text:style-name="P46"/>
      <text:p text:style-name="P35"><text:span text:style-name="T6">NOTE :</text:span> <text:span text:style-name="T65">In this </text:span>Dockerfile creates the docker image (<text:span text:style-name="T62">java </text:span>as a base image) </text:p>
      <text:p text:style-name="P35"/>
      <text:p text:style-name="P53"># <text:span text:style-name="T68">sudo </text:span>docker build -f Dockerfile -t <text:span text:style-name="T77">teekayservice</text:span> .</text:p>
      <text:p text:style-name="P53"># <text:span text:style-name="T68">sudo </text:span>docker run -p <text:span text:style-name="T78">1234</text:span>:<text:span text:style-name="T78">1234</text:span> <text:span text:style-name="T77">teekayservice</text:span></text:p>
      <text:p text:style-name="P41"/>
      <text:p text:style-name="P43">Now the docker image for teekaydatajob is created sucessfully.</text:p>
      <text:p text:style-name="P60"><text:span text:style-name="Source_20_Text"><text:span text:style-name="T55"/></text:span></text:p>
      <text:p text:style-name="P54"><text:span text:style-name="Source_20_Text"><text:span text:style-name="T55"/></text:span></text:p>
      <text:p text:style-name="P61"><text:span text:style-name="Source_20_Text"><text:span text:style-name="T56">4. </text:span></text:span></text:p>
      <text:p text:style-name="P14"><text:span text:style-name="Source_20_Text"><text:span text:style-name="T18"><text:s text:c="4"/></text:span></text:span></text:p>
      <text:p text:style-name="P14"><text:span text:style-name="Source_20_Text"><text:span text:style-name="T18"><text:s text:c="3"/>Put all the project files in one folder.</text:span></text:span></text:p>
      <text:p text:style-name="P14"><text:span text:style-name="Source_20_Text"><text:span text:style-name="T18"/></text:span></text:p>
      <text:p text:style-name="P14"><text:span text:style-name="Source_20_Text"><text:span text:style-name="T18"><text:s text:c="5"/>$ mkdir </text:span></text:span><text:span text:style-name="Source_20_Text"><text:span text:style-name="T24">dist</text:span></text:span></text:p>
      <text:p text:style-name="P14"><text:span text:style-name="Source_20_Text"><text:span text:style-name="T18"/></text:span></text:p>
      <text:p text:style-name="P14"><text:span text:style-name="Source_20_Text"><text:span text:style-name="T18"><text:s text:c="3"/>Put all the files and then list.. </text:span></text:span></text:p>
      <text:p text:style-name="P14"><text:span text:style-name="Source_20_Text"><text:span text:style-name="T18"/></text:span></text:p>
      <text:p text:style-name="P14"><text:span text:style-name="Source_20_Text"><text:span text:style-name="T18"><text:s text:c="5"/>$ ls -l</text:span></text:span></text:p>
      <text:p text:style-name="P14"><text:span text:style-name="Source_20_Text"><text:span text:style-name="T18"><text:s text:c="3"/></text:span></text:span></text:p>
      <text:p text:style-name="P14"><text:span text:style-name="Source_20_Text"><text:span text:style-name="T36"><text:s text:c="3"/>0.9e3422cf3e6b5c8faf05.chunk.js</text:span></text:span></text:p>
      <text:p text:style-name="P14"><text:span text:style-name="Source_20_Text"><text:span text:style-name="T36"><text:s text:c="3"/>1.d2ae8c7d7cd559683e0f.chunk.js</text:span></text:span></text:p>
      <text:p text:style-name="P14"><text:span text:style-name="Source_20_Text"><text:span text:style-name="T36"><text:s text:c="3"/>assets/</text:span></text:span></text:p>
      <text:p text:style-name="P14"><text:span text:style-name="Source_20_Text"><text:span text:style-name="T36"><text:s text:c="3"/>big-anchor.74b99dd47a94d0fa17ac.svg</text:span></text:span></text:p>
      <text:p text:style-name="P14"><text:span text:style-name="Source_20_Text"><text:span text:style-name="T36"><text:s text:c="3"/>...</text:span></text:span></text:p>
      <text:p text:style-name="P14"><text:span text:style-name="Source_20_Text"><text:span text:style-name="T36"><text:s text:c="3"/>...</text:span></text:span></text:p>
      <text:p text:style-name="P14"><text:span text:style-name="Source_20_Text"><text:span text:style-name="T36"><text:s text:c="3"/>...</text:span></text:span></text:p>
      <text:p text:style-name="P14"><text:span text:style-name="Source_20_Text"><text:span text:style-name="T36"><text:s text:c="3"/></text:span></text:span><text:span text:style-name="Source_20_Text"><text:span text:style-name="T37">index.html</text:span></text:span></text:p>
      <text:p text:style-name="P14"><text:span text:style-name="Source_20_Text"><text:span text:style-name="T37"><text:s text:c="3"/>...</text:span></text:span></text:p>
      <text:p text:style-name="P14"><text:span text:style-name="Source_20_Text"><text:span text:style-name="T37"><text:s text:c="3"/>...</text:span></text:span></text:p>
      <text:p text:style-name="P14"><text:span text:style-name="Source_20_Text"><text:span text:style-name="T36"><text:s text:c="3"/>...</text:span></text:span></text:p>
      <text:p text:style-name="P14"><text:span text:style-name="Source_20_Text"><text:span text:style-name="T36"/></text:span></text:p>
      <text:p text:style-name="P14"><text:span text:style-name="Source_20_Text"><text:span text:style-name="T36"><text:s text:c="3"/>Teekay-logo-without-SM.c13e75ae179847dc1fa3.svg</text:span></text:span></text:p>
      <text:p text:style-name="P14"><text:span text:style-name="Source_20_Text"><text:span text:style-name="T36"><text:s text:c="3"/>Teekay-ship.e0443c9ea009ccf8a199.jpg</text:span></text:span></text:p>
      <text:p text:style-name="P14"><text:soft-page-break/><text:span text:style-name="Source_20_Text"><text:span text:style-name="T36"><text:s text:c="3"/>vendor.338e56d4b99dd8607019.bundle.js</text:span></text:span></text:p>
      <text:p text:style-name="P14"><text:span text:style-name="Source_20_Text"><text:span text:style-name="T36"><text:s text:c="4"/></text:span></text:span></text:p>
      <text:p text:style-name="P13"><text:span text:style-name="Source_20_Text"><text:span text:style-name="T17"/></text:span></text:p>
      <text:p text:style-name="P15"><text:span text:style-name="Source_20_Text"><text:span text:style-name="T25">NOTE : i listed some files only</text:span></text:span></text:p>
      <text:p text:style-name="P15"><text:span text:style-name="Source_20_Text"><text:span text:style-name="T25"/></text:span></text:p>
      <text:p text:style-name="P15"><text:span text:style-name="Source_20_Text"><text:span text:style-name="T25"/></text:span></text:p>
      <text:p text:style-name="P16"><text:span text:style-name="Source_20_Text"><text:span text:style-name="T26">After that we need to create the Dockerfile to build container.</text:span></text:span></text:p>
      <text:p text:style-name="P16"><text:span text:style-name="Source_20_Text"><text:span text:style-name="T26"/></text:span></text:p>
      <text:p text:style-name="P16"><text:span text:style-name="Source_20_Text"><text:span text:style-name="T26"/></text:span></text:p>
      <text:p text:style-name="P16"><text:span text:style-name="Source_20_Text"><text:span text:style-name="T26"><text:s/></text:span></text:span><text:span text:style-name="Source_20_Text"><text:span text:style-name="T27">$ vim Dockerfile</text:span></text:span></text:p>
      <text:p text:style-name="P16"><text:span text:style-name="Source_20_Text"><text:span text:style-name="T27"/></text:span></text:p>
      <text:p text:style-name="P61"><text:span text:style-name="Source_20_Text"><text:span text:style-name="T41">FROM httpd:alpine</text:span></text:span></text:p>
      <text:p text:style-name="P61"><text:span text:style-name="Source_20_Text"><text:span text:style-name="T41"/></text:span></text:p>
      <text:p text:style-name="P61"><text:span text:style-name="Source_20_Text"><text:span text:style-name="T41">ADD httpd.conf /usr/local/apache2/conf/httpd.conf</text:span></text:span></text:p>
      <text:p text:style-name="P61"><text:span text:style-name="Source_20_Text"><text:span text:style-name="T41"/></text:span></text:p>
      <text:p text:style-name="P61"><text:span text:style-name="Source_20_Text"><text:span text:style-name="T41">ADD proxy-html.conf conf/extra/proxy-html.conf</text:span></text:span></text:p>
      <text:p text:style-name="P61"><text:span text:style-name="Source_20_Text"><text:span text:style-name="T41"/></text:span></text:p>
      <text:p text:style-name="P61"><text:span text:style-name="Source_20_Text"><text:span text:style-name="T41">COPY . /usr/local/apache2/htdocs/</text:span></text:span></text:p>
      <text:p text:style-name="P17"><text:span text:style-name="Source_20_Text"><text:span text:style-name="T38"/></text:span></text:p>
      <text:p text:style-name="P18"><text:span text:style-name="Source_20_Text"><text:span text:style-name="T28">Here,</text:span></text:span></text:p>
      <text:p text:style-name="P18"><text:span text:style-name="Source_20_Text"><text:span text:style-name="T28"><text:s text:c="5"/></text:span></text:span><text:span text:style-name="Source_20_Text"><text:span text:style-name="T24">httpd</text:span></text:span><text:span text:style-name="Source_20_Text"><text:span text:style-name="T19">:alpine</text:span></text:span><text:span text:style-name="Source_20_Text"><text:span text:style-name="T28"> – </text:span></text:span><text:span text:style-name="Source_20_Text"><text:span text:style-name="T32">apache</text:span></text:span><text:span text:style-name="Source_20_Text"><text:span text:style-name="T28"> base image for docker container.</text:span></text:span></text:p>
      <text:p text:style-name="P18"><text:span text:style-name="Source_20_Text"><text:span text:style-name="T28"><text:s text:c="5"/></text:span></text:span></text:p>
      <text:p text:style-name="P61"><text:span text:style-name="Source_20_Text"><text:span text:style-name="T28"><text:s text:c="5"/></text:span></text:span><text:span text:style-name="Source_20_Text"><text:span text:style-name="T31">COPY . <text:s text:c="6"/>- This command will copy all the project files into </text:span></text:span><text:span text:style-name="Source_20_Text"><text:span text:style-name="T32">/usr/local/apache2/htdocs/</text:span></text:span><text:span text:style-name="Source_20_Text"><text:span text:style-name="T31"> (this path is default </text:span></text:span><text:span text:style-name="Source_20_Text"><text:span text:style-name="T32">apache</text:span></text:span><text:span text:style-name="Source_20_Text"><text:span text:style-name="T31"> web </text:span></text:span><text:span text:style-name="Source_20_Text"><text:span text:style-name="T32">service </text:span></text:span><text:span text:style-name="Source_20_Text"><text:span text:style-name="T31">directory).</text:span></text:span></text:p>
      <text:p text:style-name="P17"><text:span text:style-name="Source_20_Text"><text:span text:style-name="T38"><text:s/></text:span></text:span></text:p>
      <text:p text:style-name="P17"><text:span text:style-name="Source_20_Text"><text:span text:style-name="T38"><text:s text:c="3"/></text:span></text:span></text:p>
      <text:p text:style-name="P18"><text:span text:style-name="Source_20_Text"><text:span text:style-name="T28">Following section will explain about </text:span></text:span><text:span text:style-name="Source_20_Text"><text:span text:style-name="T32">httpd.conf</text:span></text:span><text:span text:style-name="Source_20_Text"><text:span text:style-name="T28">, </text:span></text:span><text:span text:style-name="Source_20_Text"><text:span text:style-name="T32">httpd-vhosts</text:span></text:span><text:span text:style-name="Source_20_Text"><text:span text:style-name="T28"> and </text:span></text:span><text:span text:style-name="Source_20_Text"><text:span text:style-name="T32">proxy-html.conf </text:span></text:span><text:span text:style-name="Source_20_Text"><text:span text:style-name="T28">file in docker container.</text:span></text:span></text:p>
      <text:p text:style-name="P18"><text:span text:style-name="Source_20_Text"><text:span text:style-name="T28"/></text:span></text:p>
      <text:p text:style-name="P19"><text:span text:style-name="Source_20_Text"><text:span text:style-name="T29">Normally </text:span></text:span><text:span text:style-name="Source_20_Text"><text:span text:style-name="T33">apache</text:span></text:span><text:span text:style-name="Source_20_Text"><text:span text:style-name="T29"> docker image takes some default configuration, so we have to adjust as per our requirement. </text:span></text:span></text:p>
      <text:p text:style-name="P19"><text:span text:style-name="Source_20_Text"><text:span text:style-name="T29"/></text:span></text:p>
      <text:p text:style-name="P19"><text:span text:style-name="Source_20_Text"><text:span text:style-name="T52">i) </text:span></text:span><text:span text:style-name="Source_20_Text"><text:span text:style-name="T57">httpd.conf</text:span></text:span><text:span text:style-name="Source_20_Text"><text:span text:style-name="T29"> </text:span></text:span><text:span text:style-name="Source_20_Text"><text:span text:style-name="T30">should contains the following contents.. </text:span></text:span></text:p>
      <text:p text:style-name="P19"><text:span text:style-name="Source_20_Text"><text:span text:style-name="T30"/></text:span></text:p>
      <text:p text:style-name="P62"><text:span text:style-name="Source_20_Text"><text:span text:style-name="T42">ServerRoot "/usr/local/apache2"</text:span></text:span></text:p>
      <text:p text:style-name="P62"><text:span text:style-name="Source_20_Text"><text:span text:style-name="T42">Listen 80</text:span></text:span></text:p>
      <text:p text:style-name="P62"><text:span text:style-name="Source_20_Text"><text:span text:style-name="T42">Listen 443</text:span></text:span></text:p>
      <text:p text:style-name="P62"><text:span text:style-name="Source_20_Text"><text:span text:style-name="T42">LoadModule authn_file_module modules/mod_authn_file.so</text:span></text:span></text:p>
      <text:p text:style-name="P62"><text:span text:style-name="Source_20_Text"><text:span text:style-name="T42">LoadModule authn_socache_module modules/mod_authn_socache.so</text:span></text:span></text:p>
      <text:p text:style-name="P62"><text:span text:style-name="Source_20_Text"><text:span text:style-name="T42">LoadModule authn_core_module modules/mod_authn_core.so</text:span></text:span></text:p>
      <text:p text:style-name="P62"><text:span text:style-name="Source_20_Text"><text:span text:style-name="T42">LoadModule authz_host_module modules/mod_authz_host.so</text:span></text:span></text:p>
      <text:p text:style-name="P62"><text:span text:style-name="Source_20_Text"><text:span text:style-name="T42">LoadModule authz_groupfile_module modules/mod_authz_groupfile.so</text:span></text:span></text:p>
      <text:p text:style-name="P62"><text:span text:style-name="Source_20_Text"><text:span text:style-name="T42">LoadModule authz_user_module modules/mod_authz_user.so</text:span></text:span></text:p>
      <text:p text:style-name="P62"><text:span text:style-name="Source_20_Text"><text:span text:style-name="T42">LoadModule authz_core_module modules/mod_authz_core.so</text:span></text:span></text:p>
      <text:p text:style-name="P62"><text:span text:style-name="Source_20_Text"><text:span text:style-name="T42">LoadModule access_compat_module modules/mod_access_compat.so</text:span></text:span></text:p>
      <text:p text:style-name="P62"><text:span text:style-name="Source_20_Text"><text:span text:style-name="T42">LoadModule auth_basic_module modules/mod_auth_basic.so</text:span></text:span></text:p>
      <text:p text:style-name="P62"><text:span text:style-name="Source_20_Text"><text:span text:style-name="T42">LoadModule socache_shmcb_module modules/mod_socache_shmcb.so</text:span></text:span></text:p>
      <text:p text:style-name="P62"><text:span text:style-name="Source_20_Text"><text:span text:style-name="T42">LoadModule socache_dbm_module modules/mod_socache_dbm.so</text:span></text:span></text:p>
      <text:p text:style-name="P62"><text:span text:style-name="Source_20_Text"><text:span text:style-name="T42">LoadModule socache_memcache_module modules/mod_socache_memcache.so</text:span></text:span></text:p>
      <text:p text:style-name="P62"><text:span text:style-name="Source_20_Text"><text:span text:style-name="T42">LoadModule watchdog_module modules/mod_watchdog.so</text:span></text:span></text:p>
      <text:p text:style-name="P62"><text:span text:style-name="Source_20_Text"><text:span text:style-name="T42">LoadModule reqtimeout_module modules/mod_reqtimeout.so</text:span></text:span></text:p>
      <text:p text:style-name="P62"><text:span text:style-name="Source_20_Text"><text:span text:style-name="T42">LoadModule filter_module modules/mod_filter.so</text:span></text:span></text:p>
      <text:p text:style-name="P62"><text:span text:style-name="Source_20_Text"><text:span text:style-name="T42">LoadModule deflate_module modules/mod_deflate.so</text:span></text:span></text:p>
      <text:p text:style-name="P62"><text:span text:style-name="Source_20_Text"><text:span text:style-name="T42">LoadModule xml2enc_module modules/mod_xml2enc.so</text:span></text:span></text:p>
      <text:p text:style-name="P62"><text:span text:style-name="Source_20_Text"><text:span text:style-name="T42">LoadModule proxy_html_module modules/mod_proxy_html.so</text:span></text:span></text:p>
      <text:p text:style-name="P62"><text:span text:style-name="Source_20_Text"><text:span text:style-name="T42">LoadModule mime_module modules/mod_mime.so</text:span></text:span></text:p>
      <text:p text:style-name="P62"><text:span text:style-name="Source_20_Text"><text:span text:style-name="T42">LoadModule log_config_module modules/mod_log_config.so</text:span></text:span></text:p>
      <text:p text:style-name="P62"><text:span text:style-name="Source_20_Text"><text:span text:style-name="T42">LoadModule env_module modules/mod_env.so</text:span></text:span></text:p>
      <text:p text:style-name="P62"><text:span text:style-name="Source_20_Text"><text:span text:style-name="T42">LoadModule headers_module modules/mod_headers.so</text:span></text:span></text:p>
      <text:p text:style-name="P62"><text:span text:style-name="Source_20_Text"><text:span text:style-name="T42">LoadModule setenvif_module modules/mod_setenvif.so</text:span></text:span></text:p>
      <text:p text:style-name="P62"><text:span text:style-name="Source_20_Text"><text:span text:style-name="T42">LoadModule version_module modules/mod_version.so</text:span></text:span></text:p>
      <text:p text:style-name="P62"><text:span text:style-name="Source_20_Text"><text:span text:style-name="T42">LoadModule proxy_module modules/mod_proxy.so</text:span></text:span></text:p>
      <text:p text:style-name="P62"><text:span text:style-name="Source_20_Text"><text:span text:style-name="T42">LoadModule proxy_connect_module modules/mod_proxy_connect.so</text:span></text:span></text:p>
      <text:p text:style-name="P62"><text:span text:style-name="Source_20_Text"><text:span text:style-name="T42">LoadModule proxy_ftp_module modules/mod_proxy_ftp.so</text:span></text:span></text:p>
      <text:p text:style-name="P62"><text:span text:style-name="Source_20_Text"><text:span text:style-name="T42">LoadModule proxy_http_module modules/mod_proxy_http.so</text:span></text:span></text:p>
      <text:p text:style-name="P62"><text:span text:style-name="Source_20_Text"><text:span text:style-name="T42">LoadModule proxy_fcgi_module modules/mod_proxy_fcgi.so</text:span></text:span></text:p>
      <text:p text:style-name="P62"><text:span text:style-name="Source_20_Text"><text:span text:style-name="T42">LoadModule proxy_scgi_module modules/mod_proxy_scgi.so</text:span></text:span></text:p>
      <text:p text:style-name="P62"><text:span text:style-name="Source_20_Text"><text:span text:style-name="T42">LoadModule proxy_fdpass_module modules/mod_proxy_fdpass.so</text:span></text:span></text:p>
      <text:p text:style-name="P62"><text:span text:style-name="Source_20_Text"><text:span text:style-name="T42">LoadModule proxy_wstunnel_module modules/mod_proxy_wstunnel.so</text:span></text:span></text:p>
      <text:p text:style-name="P62"><text:span text:style-name="Source_20_Text"><text:span text:style-name="T42">LoadModule proxy_ajp_module modules/mod_proxy_ajp.so</text:span></text:span></text:p>
      <text:p text:style-name="P62"><text:span text:style-name="Source_20_Text"><text:span text:style-name="T42">LoadModule proxy_balancer_module modules/mod_proxy_balancer.so</text:span></text:span></text:p>
      <text:p text:style-name="P62"><text:span text:style-name="Source_20_Text"><text:span text:style-name="T42">LoadModule proxy_express_module modules/mod_proxy_express.so</text:span></text:span></text:p>
      <text:p text:style-name="P62"><text:span text:style-name="Source_20_Text"><text:span text:style-name="T42">LoadModule proxy_hcheck_module modules/mod_proxy_hcheck.so</text:span></text:span></text:p>
      <text:p text:style-name="P62"><text:span text:style-name="Source_20_Text"><text:span text:style-name="T42">LoadModule slotmem_shm_module modules/mod_slotmem_shm.so</text:span></text:span></text:p>
      <text:p text:style-name="P62"><text:soft-page-break/><text:span text:style-name="Source_20_Text"><text:span text:style-name="T42">LoadModule ssl_module modules/mod_ssl.so</text:span></text:span></text:p>
      <text:p text:style-name="P62"><text:span text:style-name="Source_20_Text"><text:span text:style-name="T42">LoadModule proxy_http2_module modules/mod_proxy_http2.so</text:span></text:span></text:p>
      <text:p text:style-name="P62"><text:span text:style-name="Source_20_Text"><text:span text:style-name="T42">LoadModule unixd_module modules/mod_unixd.so</text:span></text:span></text:p>
      <text:p text:style-name="P62"><text:span text:style-name="Source_20_Text"><text:span text:style-name="T42">LoadModule status_module modules/mod_status.so</text:span></text:span></text:p>
      <text:p text:style-name="P62"><text:span text:style-name="Source_20_Text"><text:span text:style-name="T42">LoadModule autoindex_module modules/mod_autoindex.so</text:span></text:span></text:p>
      <text:p text:style-name="P62"><text:span text:style-name="Source_20_Text"><text:span text:style-name="T42"/></text:span></text:p>
      <text:p text:style-name="P63"><text:span text:style-name="Source_20_Text"><text:span text:style-name="T43">&lt;IfModule !mpm_prefork_module&gt;</text:span></text:span></text:p>
      <text:p text:style-name="P63"><text:span text:style-name="Source_20_Text"><text:span text:style-name="T43"><text:s text:c="8"/>#LoadModule cgid_module modules/mod_cgid.so <text:s text:c="43"/></text:span></text:span></text:p>
      <text:p text:style-name="P63"><text:span text:style-name="Source_20_Text"><text:span text:style-name="T43">&lt;/IfModule&gt;</text:span></text:span></text:p>
      <text:p text:style-name="P63"><text:span text:style-name="Source_20_Text"><text:span text:style-name="T43">&lt;IfModule mpm_prefork_module&gt;</text:span></text:span></text:p>
      <text:p text:style-name="P63"><text:span text:style-name="Source_20_Text"><text:span text:style-name="T43"><text:s text:c="8"/>#LoadModule cgi_module modules/mod_cgi.so <text:s text:c="45"/></text:span></text:span></text:p>
      <text:p text:style-name="P63"><text:span text:style-name="Source_20_Text"><text:span text:style-name="T43">&lt;/IfModule&gt;</text:span></text:span></text:p>
      <text:p text:style-name="P63"><text:span text:style-name="Source_20_Text"><text:span text:style-name="T43"/></text:span></text:p>
      <text:p text:style-name="P63"><text:span text:style-name="Source_20_Text"><text:span text:style-name="T43">LoadModule vhost_alias_module modules/mod_vhost_alias.so</text:span></text:span></text:p>
      <text:p text:style-name="P63"><text:span text:style-name="Source_20_Text"><text:span text:style-name="T43">LoadModule dir_module modules/mod_dir.so</text:span></text:span></text:p>
      <text:p text:style-name="P63"><text:span text:style-name="Source_20_Text"><text:span text:style-name="T43">LoadModule alias_module modules/mod_alias.so</text:span></text:span></text:p>
      <text:p text:style-name="P63"><text:span text:style-name="Source_20_Text"><text:span text:style-name="T43">LoadModule rewrite_module modules/mod_rewrite.so</text:span></text:span></text:p>
      <text:p text:style-name="P63"><text:span text:style-name="Source_20_Text"><text:span text:style-name="T43"/></text:span></text:p>
      <text:p text:style-name="P63"><text:span text:style-name="Source_20_Text"><text:span text:style-name="T43">&lt;IfModule unixd_module&gt;</text:span></text:span></text:p>
      <text:p text:style-name="P63"><text:span text:style-name="Source_20_Text"><text:span text:style-name="T43">User daemon</text:span></text:span></text:p>
      <text:p text:style-name="P63"><text:span text:style-name="Source_20_Text"><text:span text:style-name="T43">Group daemon</text:span></text:span></text:p>
      <text:p text:style-name="P63"><text:span text:style-name="Source_20_Text"><text:span text:style-name="T43"/></text:span></text:p>
      <text:p text:style-name="P63"><text:span text:style-name="Source_20_Text"><text:span text:style-name="T43">&lt;/IfModule&gt;</text:span></text:span></text:p>
      <text:p text:style-name="P63"><text:span text:style-name="Source_20_Text"><text:span text:style-name="T43"/></text:span></text:p>
      <text:p text:style-name="P63"><text:span text:style-name="Source_20_Text"><text:span text:style-name="T43">&lt;Directory /&gt;</text:span></text:span></text:p>
      <text:p text:style-name="P63"><text:span text:style-name="Source_20_Text"><text:span text:style-name="T43"><text:s text:c="4"/>AllowOverride none</text:span></text:span></text:p>
      <text:p text:style-name="P63"><text:span text:style-name="Source_20_Text"><text:span text:style-name="T43"><text:s text:c="4"/>Require all denied</text:span></text:span></text:p>
      <text:p text:style-name="P63"><text:span text:style-name="Source_20_Text"><text:span text:style-name="T43">&lt;/Directory&gt;</text:span></text:span></text:p>
      <text:p text:style-name="P63"><text:span text:style-name="Source_20_Text"><text:span text:style-name="T43"/></text:span></text:p>
      <text:p text:style-name="P64"><text:span text:style-name="Source_20_Text"><text:span text:style-name="T44">DocumentRoot "/usr/local/apache2/htdocs"</text:span></text:span></text:p>
      <text:p text:style-name="P64"><text:span text:style-name="Source_20_Text"><text:span text:style-name="T44">&lt;Directory "/usr/local/apache2/htdocs"&gt;</text:span></text:span></text:p>
      <text:p text:style-name="P64"><text:span text:style-name="Source_20_Text"><text:span text:style-name="T44"><text:s text:c="4"/>Options Indexes FollowSymLinks</text:span></text:span></text:p>
      <text:p text:style-name="P64"><text:span text:style-name="Source_20_Text"><text:span text:style-name="T44"><text:tab/> <text:s text:c="3"/>AllowOverride None</text:span></text:span></text:p>
      <text:p text:style-name="P64"><text:span text:style-name="Source_20_Text"><text:span text:style-name="T44"><text:s/>Require all granted</text:span></text:span></text:p>
      <text:p text:style-name="P64"><text:span text:style-name="Source_20_Text"><text:span text:style-name="T44">&lt;/Directory&gt;</text:span></text:span></text:p>
      <text:p text:style-name="P64"><text:span text:style-name="Source_20_Text"><text:span text:style-name="T44"/></text:span></text:p>
      <text:p text:style-name="P65"><text:span text:style-name="Source_20_Text"><text:span text:style-name="T45">&lt;IfModule dir_module&gt;</text:span></text:span></text:p>
      <text:p text:style-name="P65"><text:span text:style-name="Source_20_Text"><text:span text:style-name="T45"><text:s text:c="4"/>DirectoryIndex index.html</text:span></text:span></text:p>
      <text:p text:style-name="P65"><text:span text:style-name="Source_20_Text"><text:span text:style-name="T45">&lt;/IfModule&gt;</text:span></text:span></text:p>
      <text:p text:style-name="P65"><text:span text:style-name="Source_20_Text"><text:span text:style-name="T45"/></text:span></text:p>
      <text:p text:style-name="P65"><text:span text:style-name="Source_20_Text"><text:span text:style-name="T45">&lt;Files ".ht*"&gt;</text:span></text:span></text:p>
      <text:p text:style-name="P65"><text:span text:style-name="Source_20_Text"><text:span text:style-name="T45"><text:s text:c="4"/>Require all denied</text:span></text:span></text:p>
      <text:p text:style-name="P65"><text:span text:style-name="Source_20_Text"><text:span text:style-name="T45">&lt;/Files&gt;</text:span></text:span></text:p>
      <text:p text:style-name="P65"><text:span text:style-name="Source_20_Text"><text:span text:style-name="T45"/></text:span></text:p>
      <text:p text:style-name="P65"><text:span text:style-name="Source_20_Text"><text:span text:style-name="T45">ErrorLog /proc/self/fd/2</text:span></text:span></text:p>
      <text:p text:style-name="P65"><text:span text:style-name="Source_20_Text"><text:span text:style-name="T45">LogLevel warn</text:span></text:span></text:p>
      <text:p text:style-name="P65"><text:span text:style-name="Source_20_Text"><text:span text:style-name="T45"/></text:span></text:p>
      <text:p text:style-name="P65"><text:span text:style-name="Source_20_Text"><text:span text:style-name="T45">&lt;IfModule log_config_module&gt;</text:span></text:span></text:p>
      <text:p text:style-name="P65"><text:span text:style-name="Source_20_Text"><text:span text:style-name="T45">LogFormat "%h %l %u %t \"%r\" %&gt;s %b \"%{Referer}i\" \"%{User-Agent}i\"" combined</text:span></text:span></text:p>
      <text:p text:style-name="P65"><text:span text:style-name="Source_20_Text"><text:span text:style-name="T45"><text:s text:c="4"/>LogFormat "%h %l %u %t \"%r\" %&gt;s %b" common</text:span></text:span></text:p>
      <text:p text:style-name="P65"><text:span text:style-name="Source_20_Text"><text:span text:style-name="T45"/></text:span></text:p>
      <text:p text:style-name="P65"><text:span text:style-name="Source_20_Text"><text:span text:style-name="T45"><text:s text:c="4"/>&lt;IfModule logio_module&gt;</text:span></text:span></text:p>
      <text:p text:style-name="P65"><text:span text:style-name="Source_20_Text"><text:span text:style-name="T45"><text:s text:c="6"/># You need to enable mod_logio.c to use %I and %O <text:s text:c="29"/></text:span></text:span></text:p>
      <text:p text:style-name="P65"><text:span text:style-name="Source_20_Text"><text:span text:style-name="T45"><text:s text:c="6"/>LogFormat "%h %l %u %t \"%r\" %&gt;s %b \"%{Referer}i\" \"%{User-Agent}i\" %I %O" combinedio</text:span></text:span></text:p>
      <text:p text:style-name="P65"><text:span text:style-name="Source_20_Text"><text:span text:style-name="T45"><text:s text:c="4"/>&lt;/IfModule&gt;</text:span></text:span></text:p>
      <text:p text:style-name="P65"><text:span text:style-name="Source_20_Text"><text:span text:style-name="T45">CustomLog /proc/self/fd/1 common</text:span></text:span></text:p>
      <text:p text:style-name="P65"><text:span text:style-name="Source_20_Text"><text:span text:style-name="T45">&lt;/IfModule&gt;</text:span></text:span></text:p>
      <text:p text:style-name="P65"><text:span text:style-name="Source_20_Text"><text:span text:style-name="T45"/></text:span></text:p>
      <text:p text:style-name="P65"><text:span text:style-name="Source_20_Text"><text:span text:style-name="T45">&lt;IfModule alias_module&gt;</text:span></text:span></text:p>
      <text:p text:style-name="P65"><text:span text:style-name="Source_20_Text"><text:span text:style-name="T45"><text:s text:c="4"/>ScriptAlias /cgi-bin/ "/usr/local/apache2/cgi-bin/"</text:span></text:span></text:p>
      <text:p text:style-name="P65"><text:span text:style-name="Source_20_Text"><text:span text:style-name="T45">&lt;/IfModule&gt;</text:span></text:span></text:p>
      <text:p text:style-name="P65"><text:span text:style-name="Source_20_Text"><text:span text:style-name="T45"/></text:span></text:p>
      <text:p text:style-name="P65"><text:span text:style-name="Source_20_Text"><text:span text:style-name="T45">&lt;Directory "/usr/local/apache2/cgi-bin"&gt;</text:span></text:span></text:p>
      <text:p text:style-name="P65"><text:span text:style-name="Source_20_Text"><text:span text:style-name="T45"><text:s text:c="4"/>AllowOverride None</text:span></text:span></text:p>
      <text:p text:style-name="P65"><text:span text:style-name="Source_20_Text"><text:span text:style-name="T45"><text:s text:c="4"/>Options None</text:span></text:span></text:p>
      <text:p text:style-name="P65"><text:span text:style-name="Source_20_Text"><text:span text:style-name="T45"><text:s text:c="4"/>Require all granted</text:span></text:span></text:p>
      <text:p text:style-name="P65"><text:span text:style-name="Source_20_Text"><text:span text:style-name="T45">&lt;/Directory&gt;</text:span></text:span></text:p>
      <text:p text:style-name="P65"><text:span text:style-name="Source_20_Text"><text:span text:style-name="T45"/></text:span></text:p>
      <text:p text:style-name="P65"><text:span text:style-name="Source_20_Text"><text:span text:style-name="T45">&lt;IfModule headers_module&gt; <text:s text:c="85"/></text:span></text:span></text:p>
      <text:p text:style-name="P65"><text:span text:style-name="Source_20_Text"><text:span text:style-name="T45"><text:s text:c="4"/>RequestHeader unset Proxy early</text:span></text:span></text:p>
      <text:p text:style-name="P65"><text:span text:style-name="Source_20_Text"><text:span text:style-name="T45">&lt;/IfModule&gt;</text:span></text:span></text:p>
      <text:p text:style-name="P65"><text:span text:style-name="Source_20_Text"><text:span text:style-name="T45"/></text:span></text:p>
      <text:p text:style-name="P66"><text:span text:style-name="Source_20_Text"><text:span text:style-name="T46">&lt;IfModule mime_module&gt;</text:span></text:span></text:p>
      <text:p text:style-name="P66"><text:soft-page-break/><text:span text:style-name="Source_20_Text"><text:span text:style-name="T46"><text:s text:c="4"/>TypesConfig conf/mime.types</text:span></text:span></text:p>
      <text:p text:style-name="P66"><text:span text:style-name="Source_20_Text"><text:span text:style-name="T46"><text:s text:c="4"/>AddType application/x-compress .Z</text:span></text:span></text:p>
      <text:p text:style-name="P66"><text:span text:style-name="Source_20_Text"><text:span text:style-name="T46"><text:s text:c="4"/>AddType application/x-gzip .gz .tgz</text:span></text:span></text:p>
      <text:p text:style-name="P67"><text:span text:style-name="Source_20_Text"><text:span text:style-name="T47">&lt;/IfModule&gt;</text:span></text:span></text:p>
      <text:p text:style-name="P67"><text:span text:style-name="Source_20_Text"><text:span text:style-name="T47"/></text:span></text:p>
      <text:p text:style-name="P68"><text:span text:style-name="Source_20_Text"><text:span text:style-name="T48">Include conf/extra/httpd-vhosts.conf</text:span></text:span></text:p>
      <text:p text:style-name="P68"><text:span text:style-name="Source_20_Text"><text:span text:style-name="T48"/></text:span></text:p>
      <text:p text:style-name="P68"><text:span text:style-name="Source_20_Text"><text:span text:style-name="T48">&lt;IfModule proxy_html_module&gt;</text:span></text:span></text:p>
      <text:p text:style-name="P68"><text:span text:style-name="Source_20_Text"><text:span text:style-name="T48">Include conf/extra/proxy-html.conf</text:span></text:span></text:p>
      <text:p text:style-name="P68"><text:span text:style-name="Source_20_Text"><text:span text:style-name="T48">&lt;/IfModule&gt;</text:span></text:span></text:p>
      <text:p text:style-name="P68"><text:span text:style-name="Source_20_Text"><text:span text:style-name="T48"/></text:span></text:p>
      <text:p text:style-name="P69"><text:span text:style-name="Source_20_Text"><text:span text:style-name="T49">&lt;IfModule ssl_module&gt;</text:span></text:span></text:p>
      <text:p text:style-name="P69"><text:span text:style-name="Source_20_Text"><text:span text:style-name="T49">SSLRandomSeed startup builtin</text:span></text:span></text:p>
      <text:p text:style-name="P69"><text:span text:style-name="Source_20_Text"><text:span text:style-name="T49">SSLRandomSeed connect builtin</text:span></text:span></text:p>
      <text:p text:style-name="P69"><text:span text:style-name="Source_20_Text"><text:span text:style-name="T49">&lt;/IfModule&gt;</text:span></text:span></text:p>
      <text:p text:style-name="P69"><text:span text:style-name="Source_20_Text"><text:span text:style-name="T49"/></text:span></text:p>
      <text:p text:style-name="P71"><text:span text:style-name="Source_20_Text"><text:span text:style-name="T53">ii)</text:span></text:span><text:span text:style-name="Source_20_Text"><text:span text:style-name="T40"> </text:span></text:span><text:span text:style-name="Source_20_Text"><text:span text:style-name="T50">proxy-html.conf </text:span></text:span><text:span text:style-name="Source_20_Text"><text:span text:style-name="T30">should contains the following contents..</text:span></text:span></text:p>
      <text:p text:style-name="P70"><text:span text:style-name="Source_20_Text"><text:span text:style-name="T50"/></text:span></text:p>
      <text:p text:style-name="P70"><text:span text:style-name="Source_20_Text"><text:span text:style-name="T50">&lt;VirtualHost *:443&gt;</text:span></text:span></text:p>
      <text:p text:style-name="P70"><text:span text:style-name="Source_20_Text"><text:span text:style-name="T50"><text:s text:c="3"/>ServerName vbs.teekay.com</text:span></text:span></text:p>
      <text:p text:style-name="P70"><text:span text:style-name="Source_20_Text"><text:span text:style-name="T50"><text:s text:c="3"/>SSLEngine on</text:span></text:span></text:p>
      <text:p text:style-name="P70"><text:span text:style-name="Source_20_Text"><text:span text:style-name="T50"><text:s text:c="3"/>SSLCertificateFile /home/ubuntu/ssl/certs/vbs.teekay.com.cer</text:span></text:span></text:p>
      <text:p text:style-name="P70"><text:span text:style-name="Source_20_Text"><text:span text:style-name="T50"><text:s text:c="3"/>SSLCertificateKeyFile /home/ubuntu/ssl/private/vbs.teekay.com.key</text:span></text:span></text:p>
      <text:p text:style-name="P70"><text:span text:style-name="Source_20_Text"><text:span text:style-name="T50"><text:s text:c="3"/>SSLCertificateChainFile /home/ubuntu/ssl/certs/RapidSSLSHA256-intermediaCA.cer</text:span></text:span></text:p>
      <text:p text:style-name="P70"><text:span text:style-name="Source_20_Text"><text:span text:style-name="T50"><text:s text:c="3"/>ProxyPreserveHost On</text:span></text:span></text:p>
      <text:p text:style-name="P70"><text:span text:style-name="Source_20_Text"><text:span text:style-name="T50"><text:s text:c="2"/># Servers to proxy the connection, or</text:span></text:span></text:p>
      <text:p text:style-name="P70"><text:span text:style-name="Source_20_Text"><text:span text:style-name="T50"><text:s text:c="2"/># List of application servers Usage</text:span></text:span></text:p>
      <text:p text:style-name="P70"><text:span text:style-name="Source_20_Text"><text:span text:style-name="T50"><text:s text:c="2"/>ProxyPass /Teekay_Service http://vbs.teekay.com:1234/</text:span></text:span></text:p>
      <text:p text:style-name="P70"><text:span text:style-name="Source_20_Text"><text:span text:style-name="T50"><text:s text:c="2"/>ProxyPassReverse /Teekay_Service http://vbs.teekay.com:1234/</text:span></text:span></text:p>
      <text:p text:style-name="P70"><text:span text:style-name="Source_20_Text"><text:span text:style-name="T50"><text:s text:c="2"/>ProxyPass /Teekay_datajob http://vbs.teekay.com:8070/</text:span></text:span></text:p>
      <text:p text:style-name="P70"><text:span text:style-name="Source_20_Text"><text:span text:style-name="T50"><text:s text:c="2"/>ProxyPassReverse /Teekay_datajob http://vbs.teekay.com:8070/</text:span></text:span></text:p>
      <text:p text:style-name="P70"><text:span text:style-name="Source_20_Text"><text:span text:style-name="T50"><text:s text:c="2"/>DocumentRoot "/usr/local/apache2/htdocs/"</text:span></text:span></text:p>
      <text:p text:style-name="P70"><text:span text:style-name="Source_20_Text"><text:span text:style-name="T50">&lt;/VirtualHost&gt;</text:span></text:span></text:p>
      <text:p text:style-name="P70"><text:span text:style-name="Source_20_Text"><text:span text:style-name="T50"/></text:span></text:p>
      <text:p text:style-name="P70"><text:span text:style-name="Source_20_Text"><text:span text:style-name="T50">&lt;VirtualHost *:80&gt;</text:span></text:span></text:p>
      <text:p text:style-name="P70"><text:span text:style-name="Source_20_Text"><text:span text:style-name="T50"><text:s text:c="8"/>ServerName vbs.teekay.com</text:span></text:span></text:p>
      <text:p text:style-name="P70"><text:span text:style-name="Source_20_Text"><text:span text:style-name="T50"><text:s text:c="8"/>RewriteEngine on</text:span></text:span></text:p>
      <text:p text:style-name="P70"><text:span text:style-name="Source_20_Text"><text:span text:style-name="T50"><text:s text:c="8"/>RewriteCond %{SERVER_PORT} !^443$</text:span></text:span></text:p>
      <text:p text:style-name="P70"><text:span text:style-name="Source_20_Text"><text:span text:style-name="T50"><text:s text:c="8"/>RewriteRule ^/(.*) https://%{HTTP_HOST}/$1 [NC,R=301,L]</text:span></text:span></text:p>
      <text:p text:style-name="P70"><text:span text:style-name="Source_20_Text"><text:span text:style-name="T50"><text:s text:c="8"/>ErrorLog /usr/local/apache2/logs/error.log</text:span></text:span></text:p>
      <text:p text:style-name="P70"><text:span text:style-name="Source_20_Text"><text:span text:style-name="T50"><text:s text:c="8"/>CustomLog /usr/local/apache2/logs/access.log combined</text:span></text:span></text:p>
      <text:p text:style-name="P70"><text:span text:style-name="Source_20_Text"><text:span text:style-name="T50">&lt;/VirtualHost&gt;</text:span></text:span></text:p>
      <text:p text:style-name="P70"><text:span text:style-name="Source_20_Text"><text:span text:style-name="T50"/></text:span></text:p>
      <text:p text:style-name="P70"><text:span text:style-name="Source_20_Text"><text:span text:style-name="T39"/></text:span></text:p>
      <text:p text:style-name="P72"><text:span text:style-name="Source_20_Text"><text:span text:style-name="T34">Now it’s time to build and run the docker image for apache with ssl.</text:span></text:span></text:p>
      <text:p text:style-name="P20"><text:span text:style-name="Source_20_Text"><text:span text:style-name="T54">$ sudo docker build -f Dockerfile -t </text:span></text:span><text:span text:style-name="Source_20_Text"><text:span text:style-name="T58">teekayhttps</text:span></text:span><text:span text:style-name="Source_20_Text"><text:span text:style-name="T54"> .</text:span></text:span></text:p>
      <text:p text:style-name="P20"><text:span text:style-name="Source_20_Text"><text:span text:style-name="T54">$ sudo docker run -d -p 80:80 -p 443:443 -v /home/ubuntu/ssl/certs:/home/ubuntu/ssl/certs -v /home/ubuntu/ssl/private:/home/ubuntu/ssl/private </text:span></text:span><text:span text:style-name="Source_20_Text"><text:span text:style-name="T58">teekayhttps</text:span></text:span></text:p>
      <text:p text:style-name="P20"><text:span text:style-name="Source_20_Text"><text:span text:style-name="T58"/></text:span></text:p>
      <text:p text:style-name="P20"><text:span text:style-name="Source_20_Text"><text:span text:style-name="T72"/></text:span></text:p>
      <text:p text:style-name="P74"><text:span text:style-name="T79">5. </text:span>COMMON CSV FILE FOR TWO JAR FILES (teekay datajob and teekay service)</text:p>
      <text:p text:style-name="P74">==============================================================<text:span text:style-name="T79">==</text:span></text:p>
      <text:p text:style-name="P9"/>
      <text:p text:style-name="P10"><text:span text:style-name="T12">CSV File Name</text:span> teekayrulesnew1.4.csv <text:span text:style-name="T12">and</text:span> it’s size is 12K </text:p>
      <text:p text:style-name="P10"/>
      <text:p text:style-name="P56">This csv file need to communicate into both teekay datajob and teekay service docker image.. so i have configured samba service in aws server ... </text:p>
      <text:p text:style-name="P56"/>
      <text:p text:style-name="P55"><text:span text:style-name="Source_20_Text"><text:span text:style-name="T51">File located at </text:span></text:span><text:span text:style-name="Source_20_Text"><text:span text:style-name="T59">/home/shareuser/newshare/teekayrulesnew1.4.csv</text:span></text:span></text:p>
      <text:p text:style-name="P20"><text:span text:style-name="Source_20_Text"><text:span text:style-name="T58"/></text:span></text:p>
      <text:p text:style-name="P20"><text:span text:style-name="Source_20_Text"><text:span text:style-name="T54"/></text:span></text:p>
      <text:p text:style-name="P20"><text:span text:style-name="Source_20_Text"><text:span text:style-name="T54"/></text:span></text:p>
      <text:p text:style-name="P20"><text:span text:style-name="Source_20_Text"><text:span text:style-name="T54"/></text:span></text:p>
      <text:p text:style-name="P6"><text:span text:style-name="Source_20_Text"/></text:p>
      <text:p text:style-name="P5"/>
      <text:p text:style-name="P5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4:46:22.866666422</meta:creation-date>
    <dc:date>2018-05-04T01:10:08.887355521</dc:date>
    <meta:editing-duration>PT8H43M9S</meta:editing-duration>
    <meta:editing-cycles>91</meta:editing-cycles>
    <meta:generator>LibreOffice/6.0.3.2$Linux_X86_64 LibreOffice_project/00m0$Build-2</meta:generator>
    <meta:document-statistic meta:table-count="0" meta:image-count="0" meta:object-count="0" meta:page-count="6" meta:paragraph-count="278" meta:word-count="1064" meta:character-count="10734" meta:non-whitespace-character-count="9219"/>
  </office:meta>
</office:document-meta>
</file>